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style:writing-mode="pag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833in" style:rel-column-width="1560*"/>
    </style:style>
    <style:style style:name="Table1.B" style:family="table-column">
      <style:table-column-properties style:column-width="1.3688in" style:rel-column-width="1972*"/>
    </style:style>
    <style:style style:name="Table1.C" style:family="table-column">
      <style:table-column-properties style:column-width="2.4986in" style:rel-column-width="3599*"/>
    </style:style>
    <style:style style:name="Table1.D" style:family="table-column">
      <style:table-column-properties style:column-width="1.9743in" style:rel-column-width="2844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text-properties style:font-name="Liberation Serif" fo:font-size="12pt" fo:font-style="italic" officeooo:rsid="001cf340" officeooo:paragraph-rsid="00239449" style:font-size-asian="12pt" style:font-style-asian="italic" style:font-size-complex="12pt" style:font-style-complex="italic"/>
    </style:style>
    <style:style style:name="P2" style:family="paragraph" style:parent-style-name="Standard">
      <style:text-properties style:font-name="Liberation Serif" fo:font-size="12pt" fo:font-style="italic" officeooo:rsid="001cf340" officeooo:paragraph-rsid="001cf340" style:font-size-asian="12pt" style:font-style-asian="italic" style:font-size-complex="12pt" style:font-style-complex="italic"/>
    </style:style>
    <style:style style:name="P3" style:family="paragraph" style:parent-style-name="Standard">
      <style:text-properties style:font-name="Liberation Serif" fo:font-size="12pt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19e69e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cf340" officeooo:paragraph-rsid="002a469d" style:font-size-asian="12pt" style:font-size-complex="12pt"/>
    </style:style>
    <style:style style:name="P6" style:family="paragraph" style:parent-style-name="Table_20_Contents">
      <style:text-properties style:font-name="Liberation Serif" fo:font-size="12pt" officeooo:rsid="001cf340" officeooo:paragraph-rsid="001cf340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b264b" officeooo:paragraph-rsid="001b264b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b264b" officeooo:paragraph-rsid="00220ee5" style:font-size-asian="12pt" style:font-size-complex="12pt"/>
    </style:style>
    <style:style style:name="P9" style:family="paragraph" style:parent-style-name="Standard">
      <style:text-properties style:font-name="Liberation Serif" fo:font-size="12pt" officeooo:rsid="002105c1" officeooo:paragraph-rsid="002105c1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220ee5" officeooo:paragraph-rsid="00220ee5" style:font-size-asian="12pt" style:font-size-complex="12pt"/>
    </style:style>
    <style:style style:name="P11" style:family="paragraph" style:parent-style-name="Standard">
      <style:text-properties style:font-name="Liberation Serif" fo:font-size="12pt" officeooo:paragraph-rsid="00220ee5" style:font-size-asian="12pt" style:font-size-complex="12pt"/>
    </style:style>
    <style:style style:name="P12" style:family="paragraph" style:parent-style-name="Table_20_Contents">
      <style:text-properties style:font-name="Liberation Serif" fo:font-size="12pt" style:font-size-asian="12pt" style:font-size-complex="12pt"/>
    </style:style>
    <style:style style:name="P13" style:family="paragraph" style:parent-style-name="Table_20_Contents">
      <style:text-properties style:font-name="Liberation Serif" fo:font-size="12pt" officeooo:rsid="00258a6b" officeooo:paragraph-rsid="00258a6b" style:font-size-asian="12pt" style:font-size-complex="12pt"/>
    </style:style>
    <style:style style:name="P14" style:family="paragraph" style:parent-style-name="Table_20_Contents">
      <style:text-properties style:font-name="Liberation Serif" fo:font-size="12pt" officeooo:rsid="0025d0e4" officeooo:paragraph-rsid="0025d0e4" style:font-size-asian="12pt" style:font-size-complex="12pt"/>
    </style:style>
    <style:style style:name="P15" style:family="paragraph" style:parent-style-name="Table_20_Contents">
      <style:text-properties style:font-name="Liberation Serif" fo:font-size="12pt" officeooo:rsid="002629a6" officeooo:paragraph-rsid="002629a6" style:font-size-asian="12pt" style:font-size-complex="12pt"/>
    </style:style>
    <style:style style:name="P16" style:family="paragraph" style:parent-style-name="Table_20_Contents">
      <style:text-properties style:font-name="Liberation Serif" fo:font-size="12pt" officeooo:rsid="0027fa7b" officeooo:paragraph-rsid="0027fa7b" style:font-size-asian="12pt" style:font-size-complex="12pt"/>
    </style:style>
    <style:style style:name="P17" style:family="paragraph" style:parent-style-name="Standard">
      <style:text-properties style:font-name="Liberation Serif" fo:font-size="12pt" fo:font-weight="bold" officeooo:rsid="001cf340" officeooo:paragraph-rsid="001cf340" style:font-size-asian="12pt" style:font-weight-asian="bold" style:font-size-complex="12pt" style:font-weight-complex="bold"/>
    </style:style>
    <style:style style:name="P18" style:family="paragraph" style:parent-style-name="Header">
      <style:paragraph-properties fo:text-align="end" style:justify-single-word="false"/>
      <style:text-properties officeooo:rsid="002e423e" officeooo:paragraph-rsid="002e423e"/>
    </style:style>
    <style:style style:name="P19" style:family="paragraph" style:parent-style-name="Preformatted_20_Text">
      <style:text-properties style:font-name="Liberation Serif" fo:font-size="12pt" fo:font-style="italic" officeooo:rsid="001cf340" officeooo:paragraph-rsid="00239449" style:font-size-asian="12pt" style:font-style-asian="italic" style:font-size-complex="12pt" style:font-style-complex="italic"/>
    </style:style>
    <style:style style:name="P20" style:family="paragraph" style:parent-style-name="Standard" style:list-style-name="L1">
      <style:text-properties style:font-name="Liberation Serif" fo:font-size="12pt" officeooo:rsid="001b264b" officeooo:paragraph-rsid="002105c1" style:font-size-asian="12pt" style:font-size-complex="12pt"/>
    </style:style>
    <style:style style:name="P21" style:family="paragraph" style:parent-style-name="Standard" style:list-style-name="L1">
      <style:text-properties style:font-name="Liberation Serif" fo:font-size="12pt" officeooo:rsid="001b264b" officeooo:paragraph-rsid="00220ee5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1b264b" officeooo:paragraph-rsid="001b264b" style:font-size-asian="12pt" style:font-size-complex="12pt"/>
    </style:style>
    <style:style style:name="P23" style:family="paragraph" style:parent-style-name="Standard" style:list-style-name="L2">
      <style:text-properties style:font-name="Liberation Serif" fo:font-size="12pt" officeooo:rsid="00220ee5" officeooo:paragraph-rsid="00220ee5" style:font-size-asian="12pt" style:font-size-complex="12pt"/>
    </style:style>
    <style:style style:name="P24" style:family="paragraph" style:parent-style-name="Standard" style:list-style-name="L2">
      <style:text-properties style:font-name="Liberation Serif" fo:font-size="12pt" officeooo:rsid="0029284c" officeooo:paragraph-rsid="0029284c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2e423e" officeooo:paragraph-rsid="002e423e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1cf340" officeooo:paragraph-rsid="001cf340" style:font-size-asian="12pt" style:font-size-complex="12pt"/>
    </style:style>
    <style:style style:name="P27" style:family="paragraph" style:parent-style-name="Standard">
      <style:text-properties style:font-name="Liberation Serif" fo:font-size="12pt" fo:font-weight="bold" officeooo:rsid="002e423e" officeooo:paragraph-rsid="002e423e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2pt" fo:font-weight="normal" officeooo:rsid="002e423e" officeooo:paragraph-rsid="002e423e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style="italic" officeooo:rsid="001cf340" officeooo:paragraph-rsid="001cf340" style:font-size-asian="12pt" style:font-style-asian="italic" style:font-size-complex="12pt" style:font-style-complex="italic"/>
    </style:style>
    <style:style style:name="P30" style:family="paragraph" style:parent-style-name="Table_20_Contents">
      <style:text-properties style:font-name="Liberation Serif" fo:font-size="12pt" officeooo:rsid="0025d0e4" officeooo:paragraph-rsid="002e423e" style:font-size-asian="12pt" style:font-size-complex="12pt"/>
    </style:style>
    <style:style style:name="P31" style:family="paragraph" style:parent-style-name="Table_20_Contents">
      <style:text-properties style:font-name="Liberation Serif" fo:font-size="12pt" officeooo:rsid="0025d0e4" officeooo:paragraph-rsid="0025d0e4" style:font-size-asian="12pt" style:font-size-complex="12pt"/>
    </style:style>
    <style:style style:name="P32" style:family="paragraph" style:parent-style-name="Table_20_Contents">
      <style:text-properties style:font-name="Liberation Serif" fo:font-size="12pt" officeooo:rsid="002e423e" officeooo:paragraph-rsid="002e423e" style:font-size-asian="12pt" style:font-size-complex="12pt"/>
    </style:style>
    <style:style style:name="P33" style:family="paragraph" style:parent-style-name="Table_20_Contents">
      <style:text-properties style:font-name="Liberation Serif" fo:font-size="12pt" officeooo:rsid="00258a6b" officeooo:paragraph-rsid="002e423e" style:font-size-asian="12pt" style:font-size-complex="12pt"/>
    </style:style>
    <style:style style:name="P34" style:family="paragraph" style:parent-style-name="Table_20_Contents">
      <style:text-properties style:font-name="Liberation Serif" fo:font-size="12pt" officeooo:rsid="002629a6" officeooo:paragraph-rsid="002629a6" style:font-size-asian="12pt" style:font-size-complex="12pt"/>
    </style:style>
    <style:style style:name="T1" style:family="text">
      <style:text-properties officeooo:rsid="0019e69e"/>
    </style:style>
    <style:style style:name="T2" style:family="text">
      <style:text-properties officeooo:rsid="001b264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e423e" style:font-weight-asian="bold" style:font-weight-complex="bold"/>
    </style:style>
    <style:style style:name="T5" style:family="text">
      <style:text-properties fo:font-weight="bold" officeooo:rsid="002629a6" style:font-weight-asian="bold" style:font-weight-complex="bold"/>
    </style:style>
    <style:style style:name="T6" style:family="text">
      <style:text-properties officeooo:rsid="001ff89a"/>
    </style:style>
    <style:style style:name="T7" style:family="text">
      <style:text-properties officeooo:rsid="002084bc"/>
    </style:style>
    <style:style style:name="T8" style:family="text">
      <style:text-properties officeooo:rsid="00220ee5"/>
    </style:style>
    <style:style style:name="T9" style:family="text">
      <style:text-properties officeooo:rsid="00239449"/>
    </style:style>
    <style:style style:name="T10" style:family="text">
      <style:text-properties officeooo:rsid="0025d0e4"/>
    </style:style>
    <style:style style:name="T11" style:family="text">
      <style:text-properties officeooo:rsid="002629a6"/>
    </style:style>
    <style:style style:name="T12" style:family="text">
      <style:text-properties officeooo:rsid="0027fa7b"/>
    </style:style>
    <style:style style:name="T13" style:family="text">
      <style:text-properties officeooo:rsid="0029fd39"/>
    </style:style>
    <style:style style:name="T14" style:family="text">
      <style:text-properties fo:font-style="normal" fo:font-weight="normal" officeooo:rsid="002a469d" style:font-style-asian="normal" style:font-weight-asian="normal" style:font-style-complex="normal" style:font-weight-complex="normal"/>
    </style:style>
    <style:style style:name="T15" style:family="text">
      <style:text-properties officeooo:rsid="002e423e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20ee5" style:font-style-asian="italic" style:font-style-complex="italic"/>
    </style:style>
    <style:style style:name="T18" style:family="text">
      <style:text-properties fo:font-style="italic" officeooo:rsid="001b264b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IP Range: </text:span>27.67.83.0/24</text:p>
      <text:p text:style-name="P3"/>
      <text:p text:style-name="P17">Breadth/Discovery:</text:p>
      <text:p text:style-name="P7"><text:span text:style-name="T17"># </text:span><text:span text:style-name="T16">fping -g 27.67.83.0/24</text:span></text:p>
      <text:p text:style-name="P9">New IPs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list xml:id="list2975561335" text:style-name="L1">
              <text:list-item>
                <text:p text:style-name="P20">27.67.83.<text:span text:style-name="T7">7</text:span></text:p>
              </text:list-item>
            </text:list>
          </table:table-cell>
          <table:table-cell table:style-name="Table2.A1" office:value-type="string">
            <text:list xml:id="list184704028899256" text:continue-numbering="true" text:style-name="L1">
              <text:list-item>
                <text:p text:style-name="P20">27.67.83.<text:span text:style-name="T7">10</text:span></text:p>
              </text:list-item>
            </text:list>
          </table:table-cell>
          <table:table-cell table:style-name="Table2.A1" office:value-type="string">
            <text:list xml:id="list184702935929179" text:continue-numbering="true" text:style-name="L1">
              <text:list-item>
                <text:p text:style-name="P20">27.67.83.<text:span text:style-name="T7">20</text:span></text:p>
              </text:list-item>
            </text:list>
          </table:table-cell>
        </table:table-row>
        <table:table-row>
          <table:table-cell table:style-name="Table2.A1" office:value-type="string">
            <text:list xml:id="list184702654613558" text:continue-numbering="true" text:style-name="L1">
              <text:list-item>
                <text:p text:style-name="P20">27.67.83.<text:span text:style-name="T7">21</text:span></text:p>
              </text:list-item>
            </text:list>
          </table:table-cell>
          <table:table-cell table:style-name="Table2.A1" office:value-type="string">
            <text:list xml:id="list184703440558498" text:continue-numbering="true" text:style-name="L1">
              <text:list-item>
                <text:p text:style-name="P20">27.67.83.<text:span text:style-name="T7">54</text:span></text:p>
              </text:list-item>
            </text:list>
          </table:table-cell>
          <table:table-cell table:style-name="Table2.A1" office:value-type="string">
            <text:list xml:id="list184703901723605" text:continue-numbering="true" text:style-name="L1">
              <text:list-item>
                <text:p text:style-name="P20">27.67.83.<text:span text:style-name="T7">83</text:span></text:p>
              </text:list-item>
            </text:list>
          </table:table-cell>
        </table:table-row>
        <table:table-row>
          <table:table-cell table:style-name="Table2.A1" office:value-type="string">
            <text:list xml:id="list184702478797498" text:continue-numbering="true" text:style-name="L1">
              <text:list-item>
                <text:p text:style-name="P20">27.67.83.<text:span text:style-name="T7">90</text:span></text:p>
              </text:list-item>
            </text:list>
          </table:table-cell>
          <table:table-cell table:style-name="Table2.A1" office:value-type="string">
            <text:list xml:id="list184703493236568" text:continue-numbering="true" text:style-name="L1">
              <text:list-item>
                <text:p text:style-name="P20">27.67.83.<text:span text:style-name="T7">92</text:span></text:p>
              </text:list-item>
            </text:list>
          </table:table-cell>
          <table:table-cell table:style-name="Table2.A1" office:value-type="string">
            <text:list xml:id="list184702460768775" text:continue-numbering="true" text:style-name="L1">
              <text:list-item>
                <text:p text:style-name="P20">27.67.83.<text:span text:style-name="T7">101</text:span></text:p>
              </text:list-item>
            </text:list>
          </table:table-cell>
        </table:table-row>
        <table:table-row>
          <table:table-cell table:style-name="Table2.A1" office:value-type="string">
            <text:list xml:id="list184702475147373" text:continue-numbering="true" text:style-name="L1">
              <text:list-item>
                <text:p text:style-name="P20">27.67.83.<text:span text:style-name="T7">127</text:span></text:p>
              </text:list-item>
            </text:list>
          </table:table-cell>
          <table:table-cell table:style-name="Table2.A1" office:value-type="string">
            <text:list xml:id="list184702725900116" text:continue-numbering="true" text:style-name="L1">
              <text:list-item>
                <text:p text:style-name="P20">27.67.83.<text:span text:style-name="T7">204</text:span></text:p>
              </text:list-item>
            </text:list>
          </table:table-cell>
          <table:table-cell table:style-name="Table2.A1" office:value-type="string">
            <text:list xml:id="list184703120983833" text:continue-numbering="true" text:style-name="L1">
              <text:list-item>
                <text:p text:style-name="P20">27.67.83.<text:span text:style-name="T7">254</text:span></text:p>
              </text:list-item>
            </text:list>
          </table:table-cell>
        </table:table-row>
      </table:table>
      <text:p text:style-name="P7"/>
      <text:p text:style-name="P26"><text:span text:style-name="T17"># </text:span><text:span text:style-name="T16">nmap -Pn -sS -p22,25,80,110,143,443,445 </text:span><text:span text:style-name="T18">27.67.83.0/24</text:span></text:p>
      <text:p text:style-name="P9">New IPs:</text:p>
      <text:list xml:id="list184701961307523" text:continue-numbering="true" text:style-name="L1">
        <text:list-item>
          <text:p text:style-name="P21">27.67.83.<text:span text:style-name="T8">195</text:span></text:p>
        </text:list-item>
      </text:list>
      <text:p text:style-name="P8"/>
      <text:p text:style-name="P26"><text:span text:style-name="T17"># </text:span><text:span text:style-name="T16">nmap -Pn -sU -p53 </text:span><text:span text:style-name="T18">27.67.83.0/24</text:span></text:p>
      <text:p text:style-name="P10">New IPs:</text:p>
      <text:list text:style-name="L2">
        <text:list-item>
          <text:p text:style-name="P23">No new devices</text:p>
        </text:list-item>
        <text:list-item>
          <text:p text:style-name="P23">27.67.83.254 reports filtered instead of open|filtered on port 53</text:p>
          <text:list>
            <text:list-item>
              <text:p text:style-name="P24"><text:span text:style-name="T15">Nmap says that means it gave</text:span> a<text:span text:style-name="T15">n</text:span> ICMP unreachable back</text:p>
            </text:list-item>
          </text:list>
        </text:list-item>
      </text:list>
      <text:p text:style-name="P7"/>
      <text:p text:style-name="P5"><text:span text:style-name="T3">Depth/Fingerprinting: <text:s/></text:span><text:span text:style-name="T14">(Note: I am using found IPs above not the CIDR below. Just easier to write.)</text:span></text:p>
      <text:p text:style-name="P2"><text:span text:style-name="T13"># </text:span>nmap -Pn -sS <text:span text:style-name="T2">27.67.83.0/24 </text:span>(check all <text:span text:style-name="T9">TCP </text:span>ports for known hosts)</text:p>
      <text:p text:style-name="P1"/>
      <text:p text:style-name="P1"><text:span text:style-name="T13"># n</text:span>map -sV <text:span text:style-name="T2">27.67.83.0/24 </text:span><text:span text:style-name="T9">(Version scanning)</text:span><text:span text:style-name="T2"> </text:span></text:p>
      <text:p text:style-name="P1"/>
      <text:p text:style-name="P1"><text:span text:style-name="T13"># </text:span>nmap -sV --script=banner <text:span text:style-name="T2">27.67.83.0/24 </text:span><text:span text:style-name="T9">(Prints banner info)</text:span><text:span text:style-name="T2"> </text:span></text:p>
      <text:p text:style-name="P2"/>
      <text:p text:style-name="P2"><text:span text:style-name="T13"># </text:span>nmap -Pn -O <text:span text:style-name="T2">27.67.83.0/24 </text:span>(use nmap OS scanning on known hosts)</text:p>
      <text:p text:style-name="P7"><text:s/>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IP <text:span text:style-name="T6">A</text:span>ddr<text:span text:style-name="T6">ess</text:span></text:p>
          </table:table-cell>
          <table:table-cell table:style-name="Table1.A1" office:value-type="string">
            <text:p text:style-name="P6">Open Ports</text:p>
          </table:table-cell>
          <table:table-cell table:style-name="Table1.A1" office:value-type="string">
            <text:p text:style-name="P6">Services &amp; Version</text:p>
          </table:table-cell>
          <table:table-cell table:style-name="Table1.D1" office:value-type="string">
            <text:p text:style-name="P6">Estimated OS <text:span text:style-name="T12">(nmap claim and I agree with/</text:span><text:span text:style-name="T15">found</text:span><text:span text:style-name="T12">)</text:span></text:p>
          </table:table-cell>
        </table:table-row>
        <table:table-row>
          <table:table-cell table:style-name="Table1.A2" office:value-type="string">
            <text:p text:style-name="P11">27.67.83.<text:span text:style-name="T8">7</text:span></text:p>
          </table:table-cell>
          <table:table-cell table:style-name="Table1.A2" office:value-type="string">
            <text:p text:style-name="P13">80</text:p>
          </table:table-cell>
          <table:table-cell table:style-name="Table1.A2" office:value-type="string">
            <text:p text:style-name="P13">Apache http<text:span text:style-name="T15">d</text:span> 2.4.7</text:p>
          </table:table-cell>
          <table:table-cell table:style-name="Table1.D2" office:value-type="string">
            <text:p text:style-name="P33"><text:span text:style-name="T15">Nmap says </text:span>Linux Kernel 3.X – 4.X, </text:p>
            <text:p text:style-name="P33"><text:span text:style-name="T15">apache version was released in late 2013 so likely around </text:span><text:span text:style-name="T4">3.12 or slightly newer LTS</text:span></text:p>
            <text:p text:style-name="P13"/>
          </table:table-cell>
        </table:table-row>
        <table:table-row>
          <table:table-cell table:style-name="Table1.A2" office:value-type="string">
            <text:p text:style-name="P11">27.67.83.<text:span text:style-name="T8">10</text:span></text:p>
          </table:table-cell>
          <table:table-cell table:style-name="Table1.A2" office:value-type="string">
            <text:p text:style-name="P16">All filtered on TCP</text:p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27.67.83.<text:span text:style-name="T8">20</text:span></text:p>
          </table:table-cell>
          <table:table-cell table:style-name="Table1.A2" office:value-type="string">
            <text:p text:style-name="P13">7, 13, 19, 21, 22, 23, 37</text:p>
          </table:table-cell>
          <table:table-cell table:style-name="Table1.A2" office:value-type="string">
            <text:p text:style-name="P13">7: nothing given, </text:p>
            <text:p text:style-name="P13">13: prints utc time,</text:p>
            <text:p text:style-name="P13">19: prints visible ascii,</text:p>
            <text:p text:style-name="P13">21: ftp Freebsd v6.00LS,</text:p>
            <text:p text:style-name="P13">22: OpenSSH 4.5p1,</text:p>
            <text:p text:style-name="P13">23: BSD telnetd,</text:p>
            <text:p text:style-name="P13">37: 32 bit time</text:p>
          </table:table-cell>
          <table:table-cell table:style-name="Table1.D2" office:value-type="string">
            <text:p text:style-name="P13"><text:span text:style-name="T3">FreeBSD 6.2 – 6.4</text:span>,<text:span text:style-name="T15"> the 6.2 release notes say ssh was updated to 4.5p1 so agree</text:span></text:p>
          </table:table-cell>
        </table:table-row>
        <text:soft-page-break/>
        <table:table-row>
          <table:table-cell table:style-name="Table1.A2" office:value-type="string">
            <text:p text:style-name="P11">27.67.83.<text:span text:style-name="T8">21</text:span></text:p>
          </table:table-cell>
          <table:table-cell table:style-name="Table1.A2" office:value-type="string">
            <text:p text:style-name="P13">21, 22, 23, 79, 111, 139, 445, 2049</text:p>
          </table:table-cell>
          <table:table-cell table:style-name="Table1.A2" office:value-type="string">
            <text:p text:style-name="P13">21: unknown ftp?</text:p>
            <text:p text:style-name="P13">22: OpenSSH 5.1p1</text:p>
            <text:p text:style-name="P13">23: unknown telnet?</text:p>
            <text:p text:style-name="P13">79: FreeBSD Fingerd</text:p>
            <text:p text:style-name="P13">111: rpcbind 2,3, &amp; 4 – shows port 832 for mountd <text:span text:style-name="T15">via banner</text:span></text:p>
            <text:p text:style-name="P13">139: Samba 3.X to 4.X</text:p>
            <text:p text:style-name="P13">445: Samba 3.X to 4.X</text:p>
            <text:p text:style-name="P13">2049: nfs</text:p>
          </table:table-cell>
          <table:table-cell table:style-name="Table1.D2" office:value-type="string">
            <text:p text:style-name="P33"><text:span text:style-name="T15">Nmap says </text:span>FreeBSD 7.0-RELEASE-p1 to FreeBSD 10.0</text:p>
            <text:p text:style-name="P33"><text:span text:style-name="T15">7.1 release updated ssh to 5.1p1 but 8.1 updates to 5.4p1 so </text:span><text:span text:style-name="T4">from 7.1 to 8.0</text:span></text:p>
          </table:table-cell>
        </table:table-row>
        <table:table-row>
          <table:table-cell table:style-name="Table1.A2" office:value-type="string">
            <text:p text:style-name="P11">27.67.83.<text:span text:style-name="T8">54</text:span></text:p>
          </table:table-cell>
          <table:table-cell table:style-name="Table1.A2" office:value-type="string">
            <text:p text:style-name="P13">22, 111, 6000, 32768</text:p>
          </table:table-cell>
          <table:table-cell table:style-name="Table1.A2" office:value-type="string">
            <text:p text:style-name="P13">22: OpenSSH 3.4p1 (proto 1)</text:p>
            <text:p text:style-name="P13">111: rpcbind 2</text:p>
            <text:p text:style-name="P13">6000: X11 (vnc?)</text:p>
            <text:p text:style-name="P13">32768: status <text:span text:style-name="T10">and filenet-tms</text:span> <text:span text:style-name="T10">is reported by nmap</text:span> <text:span text:style-name="T10">(No banner so unsure)</text:span></text:p>
          </table:table-cell>
          <table:table-cell table:style-name="Table1.D2" office:value-type="string">
            <text:p text:style-name="P30">Nmap says <text:span text:style-name="T3">linux 2.4.X </text:span></text:p>
            <text:p text:style-name="P32"/>
            <text:p text:style-name="P32">ssh version is from 2002 and linux version is supported from 2001, so agree w/ nmap</text:p>
          </table:table-cell>
        </table:table-row>
        <table:table-row>
          <table:table-cell table:style-name="Table1.A2" office:value-type="string">
            <text:p text:style-name="P11">27.67.83.<text:span text:style-name="T8">83</text:span></text:p>
          </table:table-cell>
          <table:table-cell table:style-name="Table1.A2" office:value-type="string">
            <text:p text:style-name="P14">21, 70, 80, 135, 139, 1027</text:p>
          </table:table-cell>
          <table:table-cell table:style-name="Table1.A2" office:value-type="string">
            <text:p text:style-name="P14">21: MS ftpd 3.0</text:p>
            <text:p text:style-name="P14">70: Windows gopherd</text:p>
            <text:p text:style-name="P14">80: MS ISS httpd 3.0</text:p>
            <text:p text:style-name="P14">135: MS RPC</text:p>
            <text:p text:style-name="P14">139: netbios-ssn</text:p>
            <text:p text:style-name="P14">1027: MS windows RPC</text:p>
          </table:table-cell>
          <table:table-cell table:style-name="Table1.D2" office:value-type="string">
            <text:p text:style-name="P14"><text:span text:style-name="T3">Windows NT 4.0,</text:span> </text:p>
            <text:p text:style-name="P32">correct based off of ISS version (has service pack 2 or up? - wikipedia) </text:p>
          </table:table-cell>
        </table:table-row>
        <table:table-row>
          <table:table-cell table:style-name="Table1.A2" office:value-type="string">
            <text:p text:style-name="P11">27.67.83.<text:span text:style-name="T8">90</text:span></text:p>
          </table:table-cell>
          <table:table-cell table:style-name="Table1.A2" office:value-type="string">
            <text:p text:style-name="P16">All filtered on TCP</text:p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27.67.83.<text:span text:style-name="T8">92</text:span></text:p>
          </table:table-cell>
          <table:table-cell table:style-name="Table1.A2" office:value-type="string">
            <text:p text:style-name="P13">22, 111, 6000, 32768</text:p>
          </table:table-cell>
          <table:table-cell table:style-name="Table1.A2" office:value-type="string">
            <text:p text:style-name="P13">22: OpenSSH 3.<text:span text:style-name="T11">5</text:span>p1 (proto 1)</text:p>
            <text:p text:style-name="P13">111: rpcbind 2</text:p>
            <text:p text:style-name="P13">6000: X11 (vnc?)</text:p>
            <text:p text:style-name="P13">32768: status <text:span text:style-name="T10">and filenet-tms</text:span> <text:span text:style-name="T10">is reported by nmap</text:span> <text:span text:style-name="T10">(No banner so unsure)</text:span></text:p>
          </table:table-cell>
          <table:table-cell table:style-name="Table1.D2" office:value-type="string">
            <text:p text:style-name="P14">Nmap says <text:span text:style-name="T3">linux 2.4.X,</text:span> </text:p>
            <text:p text:style-name="P32">agree same as before (.54 ip)</text:p>
          </table:table-cell>
        </table:table-row>
        <table:table-row>
          <table:table-cell table:style-name="Table1.A2" office:value-type="string">
            <text:p text:style-name="P11">27.67.83.<text:span text:style-name="T8">101</text:span></text:p>
          </table:table-cell>
          <table:table-cell table:style-name="Table1.A2" office:value-type="string">
            <text:p text:style-name="P15">22, 111</text:p>
          </table:table-cell>
          <table:table-cell table:style-name="Table1.A2" office:value-type="string">
            <text:p text:style-name="P15">22: OpenSSH 4.3</text:p>
            <text:p text:style-name="P15">111: rpcbind 2</text:p>
          </table:table-cell>
          <table:table-cell table:style-name="Table1.D2" office:value-type="string">
            <text:p text:style-name="P14">Nmap says <text:span text:style-name="T3">linux 2.</text:span><text:span text:style-name="T5">6</text:span><text:span text:style-name="T3">.X,</text:span></text:p>
            <text:p text:style-name="P32">which is based off of ssh version again</text:p>
          </table:table-cell>
        </table:table-row>
        <table:table-row>
          <table:table-cell table:style-name="Table1.A2" office:value-type="string">
            <text:p text:style-name="P11">27.67.83.<text:span text:style-name="T8">127</text:span></text:p>
          </table:table-cell>
          <table:table-cell table:style-name="Table1.A2" office:value-type="string">
            <text:p text:style-name="P16">All filtered on TCP</text:p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1">27.67.83.<text:span text:style-name="T8">195</text:span></text:p>
          </table:table-cell>
          <table:table-cell table:style-name="Table1.A2" office:value-type="string">
            <text:p text:style-name="P15">80, 135, 445, 3389, 49154</text:p>
          </table:table-cell>
          <table:table-cell table:style-name="Table1.A2" office:value-type="string">
            <text:p text:style-name="P15">80: MS ISS httpd 7.5</text:p>
            <text:p text:style-name="P15">135: MS windows rpc</text:p>
            <text:p text:style-name="P15">445: MS DS 2008 – 2012</text:p>
            <text:p text:style-name="P15">3389: Service scans say tcpwrapped, other scans say ms-wbt (rdp)</text:p>
            <text:p text:style-name="P15">49154: unknown or RPC again </text:p>
          </table:table-cell>
          <table:table-cell table:style-name="Table1.D2" office:value-type="string">
            <text:p text:style-name="P15">Says windows <text:span text:style-name="T3">server 2008</text:span>, or Vista or Windows 7, </text:p>
            <text:p text:style-name="P32">ISS version means windows 7 or 2008 server but I think server 2008 as it has Domain Services</text:p>
          </table:table-cell>
        </table:table-row>
        <table:table-row>
          <table:table-cell table:style-name="Table1.A2" office:value-type="string">
            <text:p text:style-name="P11">27.67.83.<text:span text:style-name="T8">204</text:span></text:p>
          </table:table-cell>
          <table:table-cell table:style-name="Table1.A2" office:value-type="string">
            <text:p text:style-name="P15">135, 139, 3389</text:p>
          </table:table-cell>
          <table:table-cell table:style-name="Table1.A2" office:value-type="string">
            <text:p text:style-name="P15">135: MS rpc</text:p>
            <text:p text:style-name="P15">139: MS netbios-ssn</text:p>
            <text:p text:style-name="P15">3389: ms-wbt (rdp)</text:p>
          </table:table-cell>
          <table:table-cell table:style-name="Table1.D2" office:value-type="string">
            <text:p text:style-name="P15"><text:span text:style-name="T3">Windows XP or server 2003</text:span>, </text:p>
            <text:p text:style-name="P32">I didn’t get version information to go off of</text:p>
          </table:table-cell>
        </table:table-row>
        <table:table-row>
          <table:table-cell table:style-name="Table1.A2" office:value-type="string">
            <text:p text:style-name="P11">27.67.83.<text:span text:style-name="T8">254</text:span></text:p>
          </table:table-cell>
          <table:table-cell table:style-name="Table1.A2" office:value-type="string">
            <text:p text:style-name="P16">All filtered on both TCP &amp; UDP</text:p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</table:table>
      <text:p text:style-name="P27"/>
      <text:p text:style-name="P27"><text:soft-page-break/>Sources:</text:p>
      <text:p text:style-name="P28">Nmap information for UDP scan<text:tab/>– <text:a xlink:type="simple" xlink:href="https://nmap.org/book/scan-methods-udp-scan.html" text:style-name="Internet_20_link" text:visited-style-name="Visited_20_Internet_20_Link"><text:span text:style-name="T8">https://nmap.org/book/scan-methods-udp-scan.html</text:span></text:a></text:p>
      <text:p text:style-name="P25">Freebsd versions and release notes <text:tab/>– <text:a xlink:type="simple" xlink:href="https://www.freebsd.org/releases" text:style-name="Internet_20_link" text:visited-style-name="Visited_20_Internet_20_Link">https://www.freebsd.org/releases</text:a> </text:p>
      <text:p text:style-name="P25">Linux kernel versions<text:tab/><text:tab/><text:tab/>– <text:a xlink:type="simple" xlink:href="https://en.wikipedia.org/wiki/Linux_kernel_version_history" text:style-name="Internet_20_link" text:visited-style-name="Visited_20_Internet_20_Link">https://en.wikipedia.org/wiki/Linux_kernel_version_history</text:a> </text:p>
      <text:p text:style-name="P25">Openssh versions <text:tab/><text:tab/><text:tab/>– <text:a xlink:type="simple" xlink:href="https://cdn.openbsd.org/pub/OpenBSD/OpenSSH/portable" text:style-name="Internet_20_link" text:visited-style-name="Visited_20_Internet_20_Link">https://cdn.openbsd.org/pub/OpenBSD/OpenSSH/portable</text:a> </text:p>
      <text:p text:style-name="P25">ISS version history <text:tab/><text:tab/><text:tab/>– <text:a xlink:type="simple" xlink:href="https://en.wikipedia.org/wiki/Internet_Information_Services" text:style-name="Internet_20_link" text:visited-style-name="Visited_20_Internet_20_Link">https://en.wikipedia.org/wiki/Internet_Information_Services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e423e" officeooo:paragraph-rsid="002e423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acob Boicken 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4:50:30.360940261</meta:creation-date>
    <dc:date>2023-02-18T18:47:01.502967054</dc:date>
    <meta:editing-duration>PT3H53M14S</meta:editing-duration>
    <meta:editing-cycles>18</meta:editing-cycles>
    <meta:generator>LibreOffice/7.4.1.2$OpenBSD_X86_64 LibreOffice_project/40$Build-2</meta:generator>
    <meta:document-statistic meta:table-count="2" meta:image-count="0" meta:object-count="0" meta:page-count="3" meta:paragraph-count="124" meta:word-count="580" meta:character-count="3484" meta:non-whitespace-character-count="3010"/>
  </office:meta>
</office:document-meta>
</file>